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, monospace"/>
    <style:font-face style:name="Times New Roman1" svg:font-family="'Times New Roman'"/>
    <style:font-face style:name="Noto Sans CJK TC Regular1" svg:font-family="'Noto Sans CJK TC Regular'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75mm" loext:contextual-spacing="false" style:writing-mode="page"/>
      <style:text-properties officeooo:paragraph-rsid="000e82c7"/>
    </style:style>
    <style:style style:name="P2" style:family="paragraph" style:parent-style-name="Preformatted_20_Text">
      <loext:graphic-properties draw:fill="solid" draw:fill-color="#fafafa" draw:opacity="100%"/>
      <style:paragraph-properties fo:margin-top="0mm" fo:margin-bottom="2.75mm" loext:contextual-spacing="false" fo:orphans="2" fo:widows="2" fo:background-color="#fafafa" fo:padding="2.12mm" fo:border="0.06pt solid #e2e2e2" style:writing-mode="page"/>
      <style:text-properties style:font-name="Courier New" fo:font-size="11pt" officeooo:paragraph-rsid="0018ccaa" style:font-name-asian="AR PL UMing TW2" style:font-size-asian="11pt" style:language-asian="zh" style:country-asian="TW" style:font-weight-asian="normal" style:font-size-complex="11pt"/>
    </style:style>
    <style:style style:name="P3" style:family="paragraph" style:parent-style-name="Preformatted_20_Text">
      <loext:graphic-properties draw:fill="solid" draw:fill-color="#fafafa" draw:opacity="100%"/>
      <style:paragraph-properties fo:margin-top="0mm" fo:margin-bottom="4.99mm" loext:contextual-spacing="false" fo:orphans="2" fo:widows="2" fo:background-color="#fafafa" fo:padding="2.12mm" fo:border="0.06pt solid #e2e2e2"/>
    </style:style>
    <style:style style:name="P4" style:family="paragraph" style:parent-style-name="Preformatted_20_Text">
      <loext:graphic-properties draw:fill="solid" draw:fill-color="#fafafa" draw:opacity="100%"/>
      <style:paragraph-properties fo:orphans="2" fo:widows="2" fo:background-color="#fafafa" fo:padding="2.12mm" fo:border="0.06pt solid #e2e2e2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2" style:font-size-asian="11pt" style:language-asian="zh" style:country-asian="TW" style:font-style-asian="normal" style:font-weight-asian="normal" style:font-size-complex="11pt"/>
    </style:style>
    <style:style style:name="P7" style:family="paragraph" style:parent-style-name="Standard">
      <style:paragraph-properties fo:line-height="115%" style:writing-mode="page"/>
    </style:style>
    <style:style style:name="P8" style:family="paragraph" style:parent-style-name="Text_20_body" style:list-style-name="L1">
      <style:paragraph-properties fo:margin-top="0mm" fo:margin-bottom="0mm" loext:contextual-spacing="false" style:writing-mode="page"/>
      <style:text-properties style:font-name="Courier New" fo:font-size="11pt" officeooo:rsid="0013206c" officeooo:paragraph-rsid="001606f4" style:font-name-asian="AR PL UMing TW2" style:font-size-asian="11pt" style:language-asian="zh" style:country-asian="TW" style:font-weight-asian="normal" style:font-size-complex="11pt"/>
    </style:style>
    <style:style style:name="P9" style:family="paragraph" style:parent-style-name="Inline_20_Code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background-color="#eeeeee"/>
    </style:style>
    <style:style style:name="T1" style:family="text">
      <style:text-properties fo:font-variant="normal" fo:text-transform="none" fo:color="#557799" fo:font-size="9pt" fo:letter-spacing="normal" fo:font-style="normal" style:text-underline-style="none" fo:font-weight="normal" style:font-weight-asian="bold" style:font-weight-complex="bold"/>
    </style:style>
    <style:style style:name="T2" style:family="text">
      <style:text-properties fo:font-variant="normal" fo:text-transform="none" fo:color="#484848" fo:font-size="9pt" fo:letter-spacing="normal" fo:font-style="normal" fo:font-weight="normal"/>
    </style:style>
    <style:style style:name="T3" style:family="text">
      <style:text-properties fo:font-variant="normal" fo:text-transform="none" fo:color="#484848" fo:font-size="9pt" fo:letter-spacing="normal" fo:font-style="normal" style:text-underline-style="none" fo:font-weight="normal" style:font-weight-asian="bold" style:font-weight-complex="bold"/>
    </style:style>
    <style:style style:name="T4" style:family="text">
      <style:text-properties fo:font-variant="normal" fo:text-transform="none" fo:color="#484848" fo:letter-spacing="normal"/>
    </style:style>
    <style:style style:name="T5" style:family="text">
      <style:text-properties fo:font-variant="normal" fo:text-transform="none" fo:color="#bb4444" fo:font-size="9pt" fo:letter-spacing="normal" fo:font-style="normal" style:text-underline-style="none" fo:font-weight="bold" style:font-weight-asian="bold" style:font-weight-complex="bold"/>
    </style:style>
    <style:style style:name="T6" style:family="text">
      <style:text-properties fo:font-variant="normal" fo:text-transform="none" fo:color="#00aa55" fo:font-size="9pt" fo:letter-spacing="normal" fo:font-style="normal" fo:font-weight="bold"/>
    </style:style>
    <style:style style:name="T7" style:family="text">
      <style:text-properties fo:font-variant="normal" fo:text-transform="none" fo:color="#0066dd" fo:font-size="9pt" fo:letter-spacing="normal" fo:font-style="normal" fo:font-weight="normal"/>
    </style:style>
    <style:style style:name="T8" style:family="text">
      <style:text-properties fo:font-variant="normal" fo:text-transform="none" fo:color="#4466aa" fo:font-size="9pt" fo:letter-spacing="normal" fo:font-style="normal" fo:font-weight="normal"/>
    </style:style>
    <style:style style:name="T9" style:family="text">
      <style:text-properties fo:font-variant="normal" fo:text-transform="none" fo:color="#993399" fo:font-size="9pt" fo:letter-spacing="normal" fo:font-style="normal" fo:font-weight="bold"/>
    </style:style>
    <style:style style:name="T10" style:family="text">
      <style:text-properties fo:font-variant="normal" fo:text-transform="none" fo:color="#338855" fo:font-size="9pt" fo:letter-spacing="normal" fo:font-style="normal" fo:font-weight="normal"/>
    </style:style>
    <style:style style:name="T11" style:family="text">
      <style:text-properties fo:font-variant="normal" fo:text-transform="none" fo:color="#338855" fo:letter-spacing="normal" style:font-size-asian="9pt" style:font-style-asian="normal" style:font-weight-asian="normal"/>
    </style:style>
    <style:style style:name="T12" style:family="text">
      <style:text-properties style:font-name-asian="Times New Roman1" style:font-size-asian="11pt" style:language-asian="zh" style:country-asian="CN" style:font-style-asian="normal" style:font-weight-asian="normal"/>
    </style:style>
    <style:style style:name="T13" style:family="text">
      <style:text-properties style:font-name-asian="Times New Roman1" style:font-size-asian="11pt" style:language-asian="zh" style:country-asian="TW" style:font-style-asian="normal" style:font-weight-asian="normal"/>
    </style:style>
    <style:style style:name="T14" style:family="text">
      <style:text-properties style:font-name="Times New Roman" officeooo:rsid="0009b58b" style:font-style-asian="normal" style:font-weight-asian="normal"/>
    </style:style>
    <style:style style:name="T15" style:family="text">
      <style:text-properties style:font-name="Times New Roman" officeooo:rsid="000e7c7c" style:font-style-asian="normal" style:font-weight-asian="normal"/>
    </style:style>
    <style:style style:name="T16" style:family="text">
      <style:text-properties style:font-name="Times New Roman" officeooo:rsid="0018ccaa" style:font-style-asian="normal" style:font-weight-asian="normal"/>
    </style:style>
    <style:style style:name="T17" style:family="text">
      <style:text-properties style:font-name="Times New Roman" fo:font-style="normal" fo:font-weight="normal" officeooo:rsid="0018ccaa" style:font-style-asian="normal" style:font-weight-asian="normal"/>
    </style:style>
    <style:style style:name="T18" style:family="text">
      <style:text-properties style:font-name="Courier New1" fo:font-size="11pt" fo:language="en" fo:country="US" fo:font-style="normal" fo:font-weight="normal"/>
    </style:style>
    <style:style style:name="T19" style:family="text">
      <style:text-properties fo:color="#252525" style:font-name-asian="Times New Roman1" style:font-size-asian="11pt" style:language-asian="zh" style:country-asian="CN" style:font-style-asian="normal" style:font-weight-asian="normal"/>
    </style:style>
    <style:style style:name="T20" style:family="text">
      <style:text-properties fo:color="#252525" style:font-name="Courier New1" fo:font-size="11pt" fo:language="en" fo:country="US" fo:font-style="normal" fo:font-weight="normal"/>
    </style:style>
    <style:style style:name="T21" style:family="text">
      <style:text-properties style:use-window-font-color="true" style:font-name="Courier New" fo:font-size="10.5pt" fo:font-weight="normal" style:font-name-asian="AR PL UMing TW" style:font-size-asian="10.5pt" style:font-weight-asian="250"/>
    </style:style>
    <style:style style:name="T22" style:family="text">
      <style:text-properties officeooo:rsid="001bba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<text:span text:style-name="T14">JT-</text:span><text:span text:style-name="T15">6</text:span><text:span text:style-name="T16">9</text:span><text:span text:style-name="T14"> </text:span><text:span text:style-name="T17">比N大的最小快樂數</text:span></text:h>
      <text:p text:style-name="P6"/>
      <text:list xml:id="list8125340152607580210" text:style-name="List_20_1">
        <text:list-item>
          <text:p text:style-name="Section">題目</text:p>
        </text:list-item>
      </text:list>
      <text:p text:style-name="P7"><text:span text:style-name="T19">把一個整數的所有數字</text:span><text:span text:style-name="T20">(digits)</text:span><text:span text:style-name="T19">的平方相加，得到一個新數，然後再次求所有數字的平方和，如此重複進行，如果最後可以得到</text:span><text:span text:style-name="T20">1</text:span><text:span text:style-name="T19">，則稱該數為快樂數，如果不能得到</text:span><text:span text:style-name="T20">1</text:span><text:span text:style-name="T19">，則不是快樂數。</text:span></text:p>
      <text:p text:style-name="Standard">例如，</text:p>
      <text:p text:style-name="Inline_20_Code">28 → 4+64=68 → 36+64=100 → 1+0+0=1</text:p>
      <text:p text:style-name="Inline_20_Code">32 → 9+4=13 → 1+9=10 → 1+0=1</text:p>
      <text:p text:style-name="P9">37 → 9+49=58 → 25+<text:span text:style-name="T21">64</text:span>=89 → 64+81=145 → 1+16+25=42 → 16+4=20 → 4+0=4 <text:line-break/>→ 16 → 1+36=37……</text:p>
      <text:p text:style-name="P7"><text:span text:style-name="T12">因此</text:span><text:span text:style-name="T18">28</text:span><text:span text:style-name="T12">和</text:span><text:span text:style-name="T18">32</text:span><text:span text:style-name="T12">是快樂數，而在</text:span><text:span text:style-name="T18">37</text:span><text:span text:style-name="T12">的計算過程中，</text:span><text:span text:style-name="T18">37</text:span><text:span text:style-name="T12">重覆出現，繼續計算的結果只會是上述數字的循環，不會出現</text:span><text:span text:style-name="T18">1</text:span><text:span text:style-name="T12">，因此</text:span><text:span text:style-name="T18">37</text:span><text:span text:style-name="T12">不是快樂數。</text:span></text:p>
      <text:p text:style-name="P5"><text:span text:style-name="T12">輸入：整數</text:span><text:span text:style-name="T18">N</text:span><text:span text:style-name="T12">。<text:line-break/>輸出：</text:span><text:span text:style-name="T13">比</text:span><text:span text:style-name="T18">N</text:span><text:span text:style-name="T13">大的最小</text:span><text:span text:style-name="T12">快樂數</text:span><text:span text:style-name="T13">？</text:span></text:p>
      <text:list xml:id="list111549834201851" text:continue-numbering="true" text:style-name="List_20_1">
        <text:list-item>
          <text:p text:style-name="Section">解題思惟</text:p>
        </text:list-item>
      </text:list>
      <text:list xml:id="list6753453785770091556" text:style-name="L1">
        <text:list-item>
          <text:p text:style-name="P8">這一題與課堂上所講的<text:span text:style-name="T22">&lt;</text:span>JT-55 快樂數<text:span text:style-name="T22">&gt;</text:span>類似，JT-55是求1~n有幾個快樂數，本題是求比n大的最小快樂數。可以用相同方式來解答。先寫出is_happy(int n)的函數，用來檢查n是否為快樂數。</text:p>
        </text:list-item>
        <text:list-item>
          <text:p text:style-name="P8">接著從n+1開始往上檢查，檢查到的第一個快樂數就是答案了。</text:p>
        </text:list-item>
      </text:list>
      <text:list xml:id="list111549382614596" text:continue-list="list111549834201851" text:style-name="List_20_1">
        <text:list-item>
          <text:p text:style-name="Section">程式碼</text:p>
        </text:list-item>
      </text:list>
      <text:p text:style-name="P2"><text:span text:style-name="Source_20_Text"><text:span text:style-name="T1">#include</text:span></text:span><text:span text:style-name="Source_20_Text"><text:span text:style-name="T3"> </text:span></text:span><text:span text:style-name="Source_20_Text"><text:span text:style-name="T5">&lt;stdio.h&gt;</text:span></text:span></text:p>
      <text:p text:style-name="P4"><text:span text:style-name="Source_20_Text"><text:span text:style-name="T6">int</text:span></text:span><text:span text:style-name="Source_20_Text"><text:span text:style-name="T2"> d_square(</text:span></text:span><text:span text:style-name="Source_20_Text"><text:span text:style-name="T6">int</text:span></text:span><text:span text:style-name="Source_20_Text"><text:span text:style-name="T2"> n);</text:span></text:span></text:p>
      <text:p text:style-name="P4"><text:span text:style-name="Source_20_Text"><text:span text:style-name="T6">int</text:span></text:span><text:span text:style-name="Source_20_Text"><text:span text:style-name="T2"> is_happy(</text:span></text:span><text:span text:style-name="Source_20_Text"><text:span text:style-name="T6">int</text:span></text:span><text:span text:style-name="Source_20_Text"><text:span text:style-name="T2"> n);</text:span></text:span></text:p>
      <text:p text:style-name="P4"/>
      <text:p text:style-name="P4"><text:span text:style-name="Source_20_Text"><text:span text:style-name="T6">int</text:span></text:span><text:span text:style-name="Source_20_Text"><text:span text:style-name="T2"> main(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4"><text:s text:c="4"/></text:span></text:span><text:span text:style-name="Source_20_Text"><text:span text:style-name="T6">int</text:span></text:span><text:span text:style-name="Source_20_Text"><text:span text:style-name="T2"> i, n;</text:span></text:span></text:p>
      <text:p text:style-name="P4"><text:span text:style-name="Source_20_Text"><text:span text:style-name="T4"><text:s text:c="4"/></text:span></text:span><text:span text:style-name="Source_20_Text"><text:span text:style-name="T2">scanf(</text:span></text:span><text:span text:style-name="Source_20_Text"><text:span text:style-name="T8">"%d"</text:span></text:span><text:span text:style-name="Source_20_Text"><text:span text:style-name="T2">, &amp;n);</text:span></text:span></text:p>
      <text:p text:style-name="P4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2"> (i=n+</text:span></text:span><text:span text:style-name="Source_20_Text"><text:span text:style-name="T7">1</text:span></text:span><text:span text:style-name="Source_20_Text"><text:span text:style-name="T2">; ; i++) {</text:span></text:span></text:p>
      <text:p text:style-name="P4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2"> (is_happy(i)) </text:span></text:span><text:span text:style-name="Source_20_Text"><text:span text:style-name="T9">break</text:span></text:span><text:span text:style-name="Source_20_Text"><text:span text:style-name="T2">;</text:span></text:span></text:p>
      <text:p text:style-name="P4"><text:span text:style-name="Source_20_Text"><text:span text:style-name="T4"><text:s text:c="4"/></text:span></text:span><text:span text:style-name="Source_20_Text"><text:span text:style-name="T2">}</text:span></text:span></text:p>
      <text:p text:style-name="P4"><text:span text:style-name="Source_20_Text"><text:span text:style-name="T4"><text:s text:c="4"/></text:span></text:span><text:span text:style-name="Source_20_Text"><text:span text:style-name="T2">printf(</text:span></text:span><text:span text:style-name="Source_20_Text"><text:span text:style-name="T8">"%d"</text:span></text:span><text:span text:style-name="Source_20_Text"><text:span text:style-name="T2">, i);</text:span></text:span></text:p>
      <text:p text:style-name="P4"><text:span text:style-name="Source_20_Text"><text:span text:style-name="T4"><text:s text:c="4"/></text:span></text:span><text:span text:style-name="Source_20_Text"><text:span text:style-name="T9">return</text:span></text:span><text:span text:style-name="Source_20_Text"><text:span text:style-name="T2"> </text:span></text:span><text:span text:style-name="Source_20_Text"><text:span text:style-name="T7">0</text:span></text:span><text:span text:style-name="Source_20_Text"><text:span text:style-name="T2">;</text:span></text:span></text:p>
      <text:p text:style-name="P4"><text:span text:style-name="Source_20_Text"><text:span text:style-name="T2">}</text:span></text:span></text:p>
      <text:p text:style-name="P4"/>
      <text:p text:style-name="P4"/>
      <text:p text:style-name="P4"><text:span text:style-name="Source_20_Text"><text:span text:style-name="T6">int</text:span></text:span><text:span text:style-name="Source_20_Text"><text:span text:style-name="T2"> d_square(</text:span></text:span><text:span text:style-name="Source_20_Text"><text:span text:style-name="T6">int</text:span></text:span><text:span text:style-name="Source_20_Text"><text:span text:style-name="T2"> n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4"><text:s text:c="4"/></text:span></text:span><text:span text:style-name="Source_20_Text"><text:span text:style-name="T6">int</text:span></text:span><text:span text:style-name="Source_20_Text"><text:span text:style-name="T2"> ans=</text:span></text:span><text:span text:style-name="Source_20_Text"><text:span text:style-name="T7">0</text:span></text:span><text:span text:style-name="Source_20_Text"><text:span text:style-name="T2">;</text:span></text:span></text:p>
      <text:p text:style-name="P4"><text:span text:style-name="Source_20_Text"><text:span text:style-name="T4"><text:s text:c="4"/></text:span></text:span><text:span text:style-name="Source_20_Text"><text:span text:style-name="T9">while</text:span></text:span><text:span text:style-name="Source_20_Text"><text:span text:style-name="T2"> (n) {</text:span></text:span></text:p>
      <text:p text:style-name="P4"><text:span text:style-name="Source_20_Text"><text:span text:style-name="T4"><text:s text:c="8"/></text:span></text:span><text:span text:style-name="Source_20_Text"><text:span text:style-name="T2">ans += (n%</text:span></text:span><text:span text:style-name="Source_20_Text"><text:span text:style-name="T7">10</text:span></text:span><text:span text:style-name="Source_20_Text"><text:span text:style-name="T2">)*(n%</text:span></text:span><text:span text:style-name="Source_20_Text"><text:span text:style-name="T7">10</text:span></text:span><text:span text:style-name="Source_20_Text"><text:span text:style-name="T2">); <text:s text:c="2"/></text:span></text:span><text:span text:style-name="Source_20_Text"><text:span text:style-name="T10">// </text:span></text:span><text:span text:style-name="Source_20_Text"><text:span text:style-name="T11">加上個位數平方</text:span></text:span></text:p>
      <text:p text:style-name="P4"><text:span text:style-name="Source_20_Text"><text:span text:style-name="T4"><text:s text:c="8"/></text:span></text:span><text:span text:style-name="Source_20_Text"><text:span text:style-name="T2">n /= </text:span></text:span><text:span text:style-name="Source_20_Text"><text:span text:style-name="T7">10</text:span></text:span><text:span text:style-name="Source_20_Text"><text:span text:style-name="T2">; <text:s text:c="15"/></text:span></text:span><text:span text:style-name="Source_20_Text"><text:span text:style-name="T10">// n </text:span></text:span><text:span text:style-name="Source_20_Text"><text:span text:style-name="T11">去掉個位</text:span></text:span></text:p>
      <text:p text:style-name="P4"><text:span text:style-name="Source_20_Text"><text:span text:style-name="T4"><text:s text:c="4"/></text:span></text:span><text:span text:style-name="Source_20_Text"><text:span text:style-name="T2">}</text:span></text:span></text:p>
      <text:p text:style-name="P4"><text:span text:style-name="Source_20_Text"><text:span text:style-name="T4"><text:s text:c="4"/></text:span></text:span><text:span text:style-name="Source_20_Text"><text:span text:style-name="T9">return</text:span></text:span><text:span text:style-name="Source_20_Text"><text:span text:style-name="T2"> ans;</text:span></text:span></text:p>
      <text:p text:style-name="P4"><text:span text:style-name="Source_20_Text"><text:span text:style-name="T2">}</text:span></text:span></text:p>
      <text:p text:style-name="P4"/>
      <text:p text:style-name="P4"/>
      <text:p text:style-name="P4"/>
      <text:p text:style-name="P4"><text:soft-page-break/></text:p>
      <text:p text:style-name="P4"><text:span text:style-name="Source_20_Text"><text:span text:style-name="T6">int</text:span></text:span><text:span text:style-name="Source_20_Text"><text:span text:style-name="T2"> is_happy(</text:span></text:span><text:span text:style-name="Source_20_Text"><text:span text:style-name="T6">int</text:span></text:span><text:span text:style-name="Source_20_Text"><text:span text:style-name="T2"> n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4"><text:s text:c="4"/></text:span></text:span><text:span text:style-name="Source_20_Text"><text:span text:style-name="T6">int</text:span></text:span><text:span text:style-name="Source_20_Text"><text:span text:style-name="T2"> a[</text:span></text:span><text:span text:style-name="Source_20_Text"><text:span text:style-name="T7">1000</text:span></text:span><text:span text:style-name="Source_20_Text"><text:span text:style-name="T2">] = {</text:span></text:span><text:span text:style-name="Source_20_Text"><text:span text:style-name="T7">0</text:span></text:span><text:span text:style-name="Source_20_Text"><text:span text:style-name="T2">};</text:span></text:span></text:p>
      <text:p text:style-name="P4"><text:span text:style-name="Source_20_Text"><text:span text:style-name="T4"><text:s text:c="4"/></text:span></text:span><text:span text:style-name="Source_20_Text"><text:span text:style-name="T9">if</text:span></text:span><text:span text:style-name="Source_20_Text"><text:span text:style-name="T2"> (n==</text:span></text:span><text:span text:style-name="Source_20_Text"><text:span text:style-name="T7">1</text:span></text:span><text:span text:style-name="Source_20_Text"><text:span text:style-name="T2">) </text:span></text:span><text:span text:style-name="Source_20_Text"><text:span text:style-name="T9">return</text:span></text:span><text:span text:style-name="Source_20_Text"><text:span text:style-name="T2"> </text:span></text:span><text:span text:style-name="Source_20_Text"><text:span text:style-name="T7">1</text:span></text:span><text:span text:style-name="Source_20_Text"><text:span text:style-name="T2">;</text:span></text:span></text:p>
      <text:p text:style-name="P4"><text:span text:style-name="Source_20_Text"><text:span text:style-name="T4"><text:s text:c="4"/></text:span></text:span><text:span text:style-name="Source_20_Text"><text:span text:style-name="T9">while</text:span></text:span><text:span text:style-name="Source_20_Text"><text:span text:style-name="T2"> (</text:span></text:span><text:span text:style-name="Source_20_Text"><text:span text:style-name="T7">1</text:span></text:span><text:span text:style-name="Source_20_Text"><text:span text:style-name="T2">) {</text:span></text:span></text:p>
      <text:p text:style-name="P4"><text:span text:style-name="Source_20_Text"><text:span text:style-name="T4"><text:s text:c="8"/></text:span></text:span><text:span text:style-name="Source_20_Text"><text:span text:style-name="T2">n = d_square(n); <text:s text:c="7"/></text:span></text:span><text:span text:style-name="Source_20_Text"><text:span text:style-name="T10">// n </text:span></text:span><text:span text:style-name="Source_20_Text"><text:span text:style-name="T11">變成數字平方和</text:span></text:span></text:p>
      <text:p text:style-name="P4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2"> (n==</text:span></text:span><text:span text:style-name="Source_20_Text"><text:span text:style-name="T7">1</text:span></text:span><text:span text:style-name="Source_20_Text"><text:span text:style-name="T2">) </text:span></text:span><text:span text:style-name="Source_20_Text"><text:span text:style-name="T9">return</text:span></text:span><text:span text:style-name="Source_20_Text"><text:span text:style-name="T2"> </text:span></text:span><text:span text:style-name="Source_20_Text"><text:span text:style-name="T7">1</text:span></text:span><text:span text:style-name="Source_20_Text"><text:span text:style-name="T2">; <text:s text:c="4"/></text:span></text:span><text:span text:style-name="Source_20_Text"><text:span text:style-name="T10">// </text:span></text:span><text:span text:style-name="Source_20_Text"><text:span text:style-name="T11">和為</text:span></text:span><text:span text:style-name="Source_20_Text"><text:span text:style-name="T10">1</text:span></text:span><text:span text:style-name="Source_20_Text"><text:span text:style-name="T11">，回傳</text:span></text:span><text:span text:style-name="Source_20_Text"><text:span text:style-name="T10">1</text:span></text:span></text:p>
      <text:p text:style-name="P4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2"> (a[n]==</text:span></text:span><text:span text:style-name="Source_20_Text"><text:span text:style-name="T7">1</text:span></text:span><text:span text:style-name="Source_20_Text"><text:span text:style-name="T2">) </text:span></text:span><text:span text:style-name="Source_20_Text"><text:span text:style-name="T9">return</text:span></text:span><text:span text:style-name="Source_20_Text"><text:span text:style-name="T2"> </text:span></text:span><text:span text:style-name="Source_20_Text"><text:span text:style-name="T7">0</text:span></text:span><text:span text:style-name="Source_20_Text"><text:span text:style-name="T2">; <text:s/></text:span></text:span><text:span text:style-name="Source_20_Text"><text:span text:style-name="T10">// </text:span></text:span><text:span text:style-name="Source_20_Text"><text:span text:style-name="T11">重覆，回傳</text:span></text:span><text:span text:style-name="Source_20_Text"><text:span text:style-name="T10">0</text:span></text:span></text:p>
      <text:p text:style-name="P4"><text:span text:style-name="Source_20_Text"><text:span text:style-name="T4"><text:s text:c="8"/></text:span></text:span><text:span text:style-name="Source_20_Text"><text:span text:style-name="T2">a[n]=</text:span></text:span><text:span text:style-name="Source_20_Text"><text:span text:style-name="T7">1</text:span></text:span><text:span text:style-name="Source_20_Text"><text:span text:style-name="T2">;</text:span></text:span></text:p>
      <text:p text:style-name="P4"><text:span text:style-name="Source_20_Text"><text:span text:style-name="T4"><text:s text:c="4"/></text:span></text:span><text:span text:style-name="Source_20_Text"><text:span text:style-name="T2">}</text:span></text:span></text:p>
      <text:p text:style-name="P3"><text:span text:style-name="Source_20_Text"><text:span text:style-name="T2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, monospace"/>
    <style:font-face style:name="Times New Roman1" svg:font-family="'Times New Roman'"/>
    <style:font-face style:name="Noto Sans CJK TC Regular1" svg:font-family="'Noto Sans CJK TC Regular'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4.01mm" fo:margin-right="0mm" fo:margin-top="0mm" fo:margin-bottom="2.75mm" loext:contextual-spacing="false" fo:line-height="100%" fo:text-align="start" style:justify-single-word="false" fo:keep-together="auto" fo:orphans="2" fo:widows="2" fo:text-indent="-6.51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>
          <style:tab-stop style:position="-6.31mm"/>
        </style:tab-stops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1:15:48.042628124</dc:date>
    <meta:editing-duration>PT1H54M1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2" meta:paragraph-count="46" meta:word-count="434" meta:character-count="1057" meta:non-whitespace-character-count="826"/>
  </office:meta>
</office:document-meta>
</file>